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3.36pt"/>
    </style:style>
    <style:style style:name="co2" style:family="table-column">
      <style:table-column-properties fo:break-before="auto" style:column-width="201.4pt"/>
    </style:style>
    <style:style style:name="co3" style:family="table-column">
      <style:table-column-properties fo:break-before="auto" style:column-width="152.79pt"/>
    </style:style>
    <style:style style:name="co4" style:family="table-column">
      <style:table-column-properties fo:break-before="auto" style:column-width="80.56pt"/>
    </style:style>
    <style:style style:name="co5" style:family="table-column">
      <style:table-column-properties fo:break-before="auto" style:column-width="59.05pt"/>
    </style:style>
    <style:style style:name="co6" style:family="table-column">
      <style:table-column-properties fo:break-before="auto" style:column-width="21.54pt"/>
    </style:style>
    <style:style style:name="co7" style:family="table-column">
      <style:table-column-properties fo:break-before="auto" style:column-width="52.81pt"/>
    </style:style>
    <style:style style:name="co8" style:family="table-column">
      <style:table-column-properties fo:break-before="auto" style:column-width="65.99pt"/>
    </style:style>
    <style:style style:name="co9" style:family="table-column">
      <style:table-column-properties fo:break-before="auto" style:column-width="68.06pt"/>
    </style:style>
    <style:style style:name="co10" style:family="table-column">
      <style:table-column-properties fo:break-before="auto" style:column-width="44.45pt"/>
    </style:style>
    <style:style style:name="co1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46bdc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🛠️ Material- und Stückliste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10" office:value-type="string" calcext:value-type="string">
            <text:p>Für einen (1) Tretroller-Prototypen</text:p>
          </table:table-cell>
          <table:table-cell/>
          <table:table-cell table:style-name="ce4"/>
          <table:table-cell table:style-name="ce10" office:value-type="string" calcext:value-type="string">
            <text:p>Für zwei (2) Prototypen + Puffer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Funktion</text:p>
          </table:table-cell>
          <table:table-cell table:style-name="ce2" office:value-type="string" calcext:value-type="string">
            <text:p>Material / Bauteil</text:p>
          </table:table-cell>
          <table:table-cell table:style-name="ce2" office:value-type="string" calcext:value-type="string">
            <text:p>Maße</text:p>
          </table:table-cell>
          <table:table-cell table:style-name="ce2" office:value-type="string" calcext:value-type="string">
            <text:p>Menge</text:p>
          </table:table-cell>
          <table:table-cell/>
          <table:table-cell table:style-name="ce12"/>
          <table:table-cell table:style-name="ce12" office:value-type="string" calcext:value-type="string">
            <text:p>Benötigte Menge</text:p>
          </table:table-cell>
          <table:table-cell table:style-name="ce12" office:value-type="string" calcext:value-type="string">
            <text:p>Stück / Verkaufseinh.</text:p>
          </table:table-cell>
          <table:table-cell table:style-name="ce12" office:value-type="string" calcext:value-type="string">
            <text:p>Verkaufseinh. bestellen</text:p>
          </table:table-cell>
          <table:table-cell/>
          <table:table-cell table:style-name="ce2" office:value-type="string" calcext:value-type="string">
            <text:p>Link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🔲 Aluminium-Vierkantprofile, -Winkel und -Rundstäbe</text:p>
          </table:table-cell>
          <table:table-cell table:number-columns-repeated="4"/>
          <table:table-cell table:style-name="ce5"/>
          <table:table-cell table:style-name="ce5" office:value-type="string" calcext:value-type="string">
            <text:p>L = 130 , da die Mindestlänge 50 mm beträgt, also 40 mm nicht möglich --&gt; 130 mm bestellen und auseinandersägen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Fork</text:p>
          </table:table-cell>
          <table:table-cell table:style-name="ce4" office:value-type="string" calcext:value-type="string">
            <text:p>Vierkantprofil</text:p>
          </table:table-cell>
          <table:table-cell table:style-name="ce5" office:value-type="string" calcext:value-type="string">
            <text:p>100x40x3 <text:s text:c="2"/>L=4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18" office:value-type="string" calcext:value-type="string">
            <text:p><text:a xlink:href="https://www.metallparadies.de/alu-vierkantrohr.html" xlink:type="simple">https://www.metallparadies.de/alu-vierkantrohr.html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Bearing Box</text:p>
          </table:table-cell>
          <table:table-cell table:style-name="ce4" office:value-type="string" calcext:value-type="string">
            <text:p>Vierkantprofil</text:p>
          </table:table-cell>
          <table:table-cell table:style-name="ce4" office:value-type="string" calcext:value-type="string">
            <text:p>80x40x3 <text:s text:c="3"/>L=58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18" office:value-type="string" calcext:value-type="string">
            <text:p><text:a xlink:href="https://www.metallparadies.de/alu-vierkantrohr.html" xlink:type="simple">https://www.metallparadies.de/alu-vierkantrohr.html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Cross Connection</text:p>
          </table:table-cell>
          <table:table-cell table:style-name="ce4" office:value-type="string" calcext:value-type="string">
            <text:p>Vierkantprofil</text:p>
          </table:table-cell>
          <table:table-cell table:style-name="ce4" office:value-type="string" calcext:value-type="string">
            <text:p>40x30x4 <text:s text:c="3"/>L=19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18" office:value-type="string" calcext:value-type="string">
            <text:p><text:a xlink:href="https://www.metallparadies.de/alu-vierkantrohr.html" xlink:type="simple">https://www.metallparadies.de/alu-vierkantrohr.html</text:a></text:p>
          </table:table-cell>
          <table:table-cell table:number-columns-repeated="1012"/>
        </table:table-row>
        <table:table-row table:style-name="ro2">
          <table:table-cell/>
          <table:table-cell table:style-name="ce4" table:number-columns-repeated="2"/>
          <table:table-cell table:style-name="ce4" office:value-type="string" calcext:value-type="string">
            <text:p>Gehrungswinkel: 45 ° und <text:s/>38 °</text:p>
          </table:table-cell>
          <table:table-cell table:style-name="ce4"/>
          <table:table-cell/>
          <table:table-cell table:style-name="ce4" table:number-columns-repeated="2"/>
          <table:table-cell table:number-columns-repeated="3"/>
          <table:table-cell table:style-name="ce4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Axle</text:p>
          </table:table-cell>
          <table:table-cell table:style-name="ce4" office:value-type="string" calcext:value-type="string">
            <text:p>Rundstab</text:p>
          </table:table-cell>
          <table:table-cell table:style-name="ce4" office:value-type="string" calcext:value-type="string">
            <text:p>D=12 <text:s text:c="4"/>L=147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18" office:value-type="string" calcext:value-type="string">
            <text:p><text:a xlink:href="https://www.metallparadies.de/alu-vollrohr.html" xlink:type="simple">https://www.metallparadies.de/alu-vollrohr.html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Handle Bar Bottom</text:p>
          </table:table-cell>
          <table:table-cell table:style-name="ce4" office:value-type="string" calcext:value-type="string">
            <text:p>Vierkantprofil</text:p>
          </table:table-cell>
          <table:table-cell table:style-name="ce4" office:value-type="string" calcext:value-type="string">
            <text:p>40x40x2 <text:s text:c="2"/>L=37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18" office:value-type="string" calcext:value-type="string">
            <text:p><text:a xlink:href="https://www.metallparadies.de/alu-vierkantrohr.html" xlink:type="simple">https://www.metallparadies.de/alu-vierkantrohr.html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Angle</text:p>
          </table:table-cell>
          <table:table-cell table:style-name="ce4" office:value-type="string" calcext:value-type="string">
            <text:p>Winkel</text:p>
          </table:table-cell>
          <table:table-cell table:style-name="ce4" office:value-type="string" calcext:value-type="string">
            <text:p>30x20x4 <text:s text:c="2"/>L=5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3"/>
          <table:table-cell table:style-name="ce18" office:value-type="string" calcext:value-type="string">
            <text:p><text:a xlink:href="https://www.metallparadies.de/aluwinkel.html" xlink:type="simple">https://www.metallparadies.de/aluwinkel.html</text:a>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/>
          <table:table-cell table:style-name="ce4" office:value-type="string" calcext:value-type="string">
            <text:p>Bestellwert metallparadies</text:p>
          </table:table-cell>
          <table:table-cell table:number-columns-repeated="3"/>
          <table:table-cell table:style-name="ce4" office:value-type="string" calcext:value-type="string">
            <text:p>Warenwert</text:p>
          </table:table-cell>
          <table:table-cell table:style-name="ce16" office:value-type="float" office:value="72.77" calcext:value-type="float">
            <text:p>72.77€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4"/>
          <table:table-cell table:number-columns-repeated="5"/>
          <table:table-cell table:style-name="ce4" office:value-type="string" calcext:value-type="string">
            <text:p>Versandkosten</text:p>
          </table:table-cell>
          <table:table-cell table:style-name="ce16" office:value-type="float" office:value="10.77" calcext:value-type="float">
            <text:p>10.77€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✖️ Konstruktionsprofile + Winkel + Nutensteine (Muttern für T-Nuten)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Handle Bar Top</text:p>
          </table:table-cell>
          <table:table-cell table:style-name="ce4" office:value-type="string" calcext:value-type="string">
            <text:p>Konstruktionsprofil</text:p>
          </table:table-cell>
          <table:table-cell table:style-name="ce4" office:value-type="string" calcext:value-type="string">
            <text:p>30x30 <text:s text:c="3"/>L=364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18" office:value-type="string" calcext:value-type="string">
            <text:p><text:a xlink:href="https://www.maunsystem.de/profil-6-30x30-natur/pi-3010-sz#ncfg=364" xlink:type="simple">https://www.maunsystem.de/profil-6-30x30-natur/pi-3010-sz#ncfg=364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Handle Bar Horizontal</text:p>
          </table:table-cell>
          <table:table-cell table:style-name="ce4" office:value-type="string" calcext:value-type="string">
            <text:p>Konstruktionsprofil</text:p>
          </table:table-cell>
          <table:table-cell table:style-name="ce4" office:value-type="string" calcext:value-type="string">
            <text:p>30x30 <text:s text:c="3"/>L=11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18" office:value-type="string" calcext:value-type="string">
            <text:p><text:a xlink:href="https://www.maunsystem.de/profil-6-30x30-natur/pi-3010-sz#ncfg=112" xlink:type="simple">https://www.maunsystem.de/profil-6-30x30-natur/pi-3010-sz#ncfg=112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Frame Base</text:p>
          </table:table-cell>
          <table:table-cell table:style-name="ce4" office:value-type="string" calcext:value-type="string">
            <text:p>Konstruktionsprofil</text:p>
          </table:table-cell>
          <table:table-cell table:style-name="ce6" office:value-type="string" calcext:value-type="string">
            <text:p>20x20 <text:s text:c="3"/>L=50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3"/>
          <table:table-cell table:style-name="ce18" office:value-type="string" calcext:value-type="string">
            <text:p><text:a xlink:href="https://www.maunsystem.de/profil-5-20x20-natur/pi-4030-sz#ncfg=504" xlink:type="simple">https://www.maunsystem.de/profil-5-20x20-natur/pi-4030-sz#ncfg=504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Frame Connectors</text:p>
          </table:table-cell>
          <table:table-cell table:style-name="ce4" office:value-type="string" calcext:value-type="string">
            <text:p>Konstruktionsprofil</text:p>
          </table:table-cell>
          <table:table-cell table:style-name="ce4" office:value-type="string" calcext:value-type="string">
            <text:p>20x20 <text:s text:c="3"/>L=4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3"/>
          <table:table-cell table:style-name="ce18" office:value-type="string" calcext:value-type="string">
            <text:p><text:a xlink:href="https://www.maunsystem.de/profil-5-20x20-natur/pi-4030-sz#ncfg=41" xlink:type="simple">https://www.maunsystem.de/profil-5-20x20-natur/pi-4030-sz#ncfg=41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Winkelsatz 20 x 20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float" office:value="8" calcext:value-type="float">
            <text:p>8</text:p>
          </table:table-cell>
          <table:table-cell table:number-columns-repeated="3"/>
          <table:table-cell table:style-name="ce18" office:value-type="string" calcext:value-type="string">
            <text:p><text:a xlink:href="https://www.maunsystem.de/winkelsatz-5-20x20/zi-4040" xlink:type="simple">https://www.maunsystem.de/winkelsatz-5-20x20/zi-4040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Handle Bar Top</text:p>
          </table:table-cell>
          <table:table-cell table:style-name="ce4" office:value-type="string" calcext:value-type="string">
            <text:p>Winkelsatz 30 x 3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3"/>
          <table:table-cell table:style-name="ce18" office:value-type="string" calcext:value-type="string">
            <text:p><text:a xlink:href="https://www.maunsystem.de/winkelsatz-6-30x30/zi-3070" xlink:type="simple">https://www.maunsystem.de/winkelsatz-6-30x30/zi-3070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Handle Bar Top &lt;-&gt; Flügelschraube</text:p>
          </table:table-cell>
          <table:table-cell table:style-name="ce4" office:value-type="string" calcext:value-type="string">
            <text:p>Nutenstein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18" office:value-type="string" calcext:value-type="string">
            <text:p><text:a xlink:href="https://www.maunsystem.de/nutenstein-5-st-m5-verzinkt/ni-4035" xlink:type="simple">https://www.maunsystem.de/nutenstein-5-st-m5-verzinkt/ni-4035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Handle Bar Top &lt;-&gt; Begrenzung</text:p>
          </table:table-cell>
          <table:table-cell table:style-name="ce4" office:value-type="string" calcext:value-type="string">
            <text:p>Nutenstein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18" office:value-type="string" calcext:value-type="string">
            <text:p><text:a xlink:href="https://www.maunsystem.de/nutenstein-5-st-m5-verzinkt/ni-4035" xlink:type="simple">https://www.maunsystem.de/nutenstein-5-st-m5-verzinkt/ni-4035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/>
          <table:table-cell table:number-columns-repeated="3"/>
          <table:table-cell table:style-name="ce1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 office:value-type="string" calcext:value-type="string">
            <text:p>Bestellwert maunsystem</text:p>
          </table:table-cell>
          <table:table-cell table:style-name="ce13" table:number-columns-repeated="2"/>
          <table:table-cell/>
          <table:table-cell table:style-name="ce4" office:value-type="string" calcext:value-type="string">
            <text:p>Warenwert</text:p>
          </table:table-cell>
          <table:table-cell table:style-name="ce16" office:value-type="float" office:value="134.18" calcext:value-type="float">
            <text:p>134.18€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3" table:number-columns-repeated="2"/>
          <table:table-cell/>
          <table:table-cell table:style-name="ce4" office:value-type="string" calcext:value-type="string">
            <text:p>Versandkosten</text:p>
          </table:table-cell>
          <table:table-cell table:style-name="ce16" office:value-type="float" office:value="59.95" calcext:value-type="float">
            <text:p>59.95€</text:p>
          </table:table-cell>
          <table:table-cell table:number-columns-repeated="1013"/>
        </table:table-row>
        <table:table-row table:style-name="ro2" table:number-rows-repeated="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🔩 Schrauben + Muttern + Unterlegscheiben</text:p>
          </table:table-cell>
          <table:table-cell table:number-columns-repeated="4"/>
          <table:table-cell table:style-name="ce13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<text:s text:c="11"/>Hinweis: Alle Schrauben, Muttern, Unterlegscheiben möglichst aus Edelstahl, da Regen/Feuchtigkeit ausgesetzt (Korrosionsschutz) - Festigkeitsklasse A2 bevorzugt, da günstiger und ausreichende Festigkeit</text:p>
          </table:table-cell>
          <table:table-cell table:style-name="ce4" table:number-columns-repeated="3"/>
          <table:table-cell/>
          <table:table-cell table:style-name="ce13" table:number-columns-repeated="2"/>
          <table:table-cell table:number-columns-repeated="3"/>
          <table:table-cell table:style-name="ce4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Rear Wheel (Axle)</text:p>
          </table:table-cell>
          <table:table-cell table:style-name="ce4" office:value-type="string" calcext:value-type="string">
            <text:p>Sechskantschraube, Teilgewinde</text:p>
          </table:table-cell>
          <table:table-cell table:style-name="ce7" office:value-type="string" calcext:value-type="string">
            <text:p>M8 x 9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3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8-x-95mm-Sechskantschrauben-DIN931-Teilgewinde-Edelstahl-A2-P005472" xlink:type="simple">https://www.schraubenking-shop.de/M8-x-95mm-Sechskantschrauben-DIN931-Teilgewinde-Edelstahl-A2-P005472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3" table:number-columns-repeated="2"/>
          <table:table-cell/>
          <table:table-cell table:style-name="ce13"/>
          <table:table-cell/>
          <table:table-cell table:style-name="ce18" office:value-type="string" calcext:value-type="string">
            <text:p><text:a xlink:href="https://www.schraubenking-shop.de/M8-Sechskantmuttern-DIN934-Edelstahl-A2-P000451" xlink:type="simple">https://www.schraubenking-shop.de/M8-Sechskantmuttern-DIN934-Edelstahl-A2-P000451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Unterlegscheibe (Außen-D = 20)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3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84-x-20mm-Kotfluegelscheiben-Edelstahl-A2-P009141" xlink:type="simple">https://www.schraubenking-shop.de/84-x-20mm-Kotfluegelscheiben-Edelstahl-A2-P009141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Angle &lt;-&gt; Frame</text:p>
          </table:table-cell>
          <table:table-cell table:style-name="ce4" office:value-type="string" calcext:value-type="string">
            <text:p>Senkkopfschraube</text:p>
          </table:table-cell>
          <table:table-cell table:style-name="ce7" office:value-type="string" calcext:value-type="string">
            <text:p>M5 x 30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13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5-x-30mm-Senkschrauben-ISO10642-Edelstahl-A2-P001361" xlink:type="simple">https://www.schraubenking-shop.de/M5-x-30mm-Senkschrauben-ISO10642-Edelstahl-A2-P001361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13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5-Sechskantmuttern-DIN934-Edelstahl-A2-P000449" xlink:type="simple">https://www.schraubenking-shop.de/M5-Sechskantmuttern-DIN934-Edelstahl-A2-P000449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Unterlegscheibe (Außen-D = 20)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13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53-x-20mm-Kotfluegelscheiben-Edelstahl-A2-P008767" xlink:type="simple">https://www.schraubenking-shop.de/53-x-20mm-Kotfluegelscheiben-Edelstahl-A2-P008767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Angle &lt;-&gt; Cross Connection</text:p>
          </table:table-cell>
          <table:table-cell table:style-name="ce4" office:value-type="string" calcext:value-type="string">
            <text:p>Sechskantschraube, Teilgewinde</text:p>
          </table:table-cell>
          <table:table-cell table:style-name="ce7" office:value-type="string" calcext:value-type="string">
            <text:p>M8 x 6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3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8-x-65mm-Sechskantschrauben-DIN931-Teilgewinde-Edelstahl-A2-P002677" xlink:type="simple">https://www.schraubenking-shop.de/M8-x-65mm-Sechskantschrauben-DIN931-Teilgewinde-Edelstahl-A2-P002677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8-Sechskantmuttern-DIN934-Edelstahl-A2-P000451" xlink:type="simple">https://www.schraubenking-shop.de/M8-Sechskantmuttern-DIN934-Edelstahl-A2-P000451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Unterlegscheibe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84mm-Unterlegscheiben-DIN125-Edelstahl-A2-P000475" xlink:type="simple">https://www.schraubenking-shop.de/84mm-Unterlegscheiben-DIN125-Edelstahl-A2-P000475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Bearing Box &lt;-&gt; Cross Connection</text:p>
          </table:table-cell>
          <table:table-cell table:style-name="ce4" office:value-type="string" calcext:value-type="string">
            <text:p>Sechskantschraube, Teilgewinde</text:p>
          </table:table-cell>
          <table:table-cell table:style-name="ce8" office:value-type="string" calcext:value-type="string">
            <text:p>M5 x 5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3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5-x-50mm-Sechskantschrauben-DIN931-Teilgewinde-Edelstahl-A2-P000277" xlink:type="simple">https://www.schraubenking-shop.de/M5-x-50mm-Sechskantschrauben-DIN931-Teilgewinde-Edelstahl-A2-P000277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3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5-Sechskantmuttern-DIN934-Edelstahl-A2-P000449" xlink:type="simple">https://www.schraubenking-shop.de/M5-Sechskantmuttern-DIN934-Edelstahl-A2-P000449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Unterlegscheibe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13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53mm-Unterlegscheiben-DIN125-Edelstahl-A2-P000036" xlink:type="simple">https://www.schraubenking-shop.de/53mm-Unterlegscheiben-DIN125-Edelstahl-A2-P000036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Bearing Box &lt;-&gt; Bearing Housing</text:p>
          </table:table-cell>
          <table:table-cell table:style-name="ce4" office:value-type="string" calcext:value-type="string">
            <text:p>Sechskantschraube, Teilgewinde</text:p>
          </table:table-cell>
          <table:table-cell table:style-name="ce9" office:value-type="string" calcext:value-type="string">
            <text:p>M5 x 50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5-x-50mm-Sechskantschrauben-DIN931-Teilgewinde-Edelstahl-A2-P000277" xlink:type="simple">https://www.schraubenking-shop.de/M5-x-50mm-Sechskantschrauben-DIN931-Teilgewinde-Edelstahl-A2-P000277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5-Sechskantmuttern-DIN934-Edelstahl-A2-P000449" xlink:type="simple">https://www.schraubenking-shop.de/M5-Sechskantmuttern-DIN934-Edelstahl-A2-P000449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Unterlegscheibe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53mm-Unterlegscheiben-DIN125-Edelstahl-A2-P000036" xlink:type="simple">https://www.schraubenking-shop.de/53mm-Unterlegscheiben-DIN125-Edelstahl-A2-P000036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Fork &lt;-&gt; Axle</text:p>
          </table:table-cell>
          <table:table-cell table:style-name="ce4" office:value-type="string" calcext:value-type="string">
            <text:p>Sechskantschraube, Teilgewinde</text:p>
          </table:table-cell>
          <table:table-cell table:style-name="ce9" office:value-type="string" calcext:value-type="string">
            <text:p>M5 x 5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5-x-50mm-Sechskantschrauben-DIN931-Teilgewinde-Edelstahl-A2-P000277" xlink:type="simple">https://www.schraubenking-shop.de/M5-x-50mm-Sechskantschrauben-DIN931-Teilgewinde-Edelstahl-A2-P000277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5-Sechskantmuttern-DIN934-Edelstahl-A2-P000449" xlink:type="simple">https://www.schraubenking-shop.de/M5-Sechskantmuttern-DIN934-Edelstahl-A2-P000449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Unterlegscheibe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53mm-Unterlegscheiben-DIN125-Edelstahl-A2-P000036" xlink:type="simple">https://www.schraubenking-shop.de/53mm-Unterlegscheiben-DIN125-Edelstahl-A2-P000036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Front Wheel (Axle)</text:p>
          </table:table-cell>
          <table:table-cell table:style-name="ce4" office:value-type="string" calcext:value-type="string">
            <text:p>Sechskantschraube, Teilgewinde</text:p>
          </table:table-cell>
          <table:table-cell table:style-name="ce7" office:value-type="string" calcext:value-type="string">
            <text:p>M8 x 5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3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8-x-50mm-Sechskantschrauben-DIN931-Teilgewinde-Edelstahl-A2-P005469" xlink:type="simple">https://www.schraubenking-shop.de/M8-x-50mm-Sechskantschrauben-DIN931-Teilgewinde-Edelstahl-A2-P005469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8-Sechskantmuttern-DIN934-Edelstahl-A2-P000451" xlink:type="simple">https://www.schraubenking-shop.de/M8-Sechskantmuttern-DIN934-Edelstahl-A2-P000451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Unterlegscheibe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84mm-Unterlegscheiben-DIN125-Edelstahl-A2-P000475" xlink:type="simple">https://www.schraubenking-shop.de/84mm-Unterlegscheiben-DIN125-Edelstahl-A2-P000475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Handle Bar Bottom &lt;-&gt; Axle (+ Nylonschiene)</text:p>
          </table:table-cell>
          <table:table-cell table:style-name="ce4" office:value-type="string" calcext:value-type="string">
            <text:p>Sechskantschraube, Teilgewinde</text:p>
          </table:table-cell>
          <table:table-cell table:style-name="ce9" office:value-type="string" calcext:value-type="string">
            <text:p>M5 x 50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5-x-50mm-Sechskantschrauben-DIN931-Teilgewinde-Edelstahl-A2-P000277" xlink:type="simple">https://www.schraubenking-shop.de/M5-x-50mm-Sechskantschrauben-DIN931-Teilgewinde-Edelstahl-A2-P000277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5-Sechskantmuttern-DIN934-Edelstahl-A2-P000449" xlink:type="simple">https://www.schraubenking-shop.de/M5-Sechskantmuttern-DIN934-Edelstahl-A2-P000449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Unterlegscheibe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53mm-Unterlegscheiben-DIN125-Edelstahl-A2-P000036" xlink:type="simple">https://www.schraubenking-shop.de/53mm-Unterlegscheiben-DIN125-Edelstahl-A2-P000036</text:a></text:p>
          </table:table-cell>
          <table:table-cell table:number-columns-repeated="1012"/>
        </table:table-row>
        <table:table-row table:style-name="ro2">
          <table:table-cell/>
          <table:table-cell table:style-name="ce4" table:number-columns-repeated="4"/>
          <table:table-cell/>
          <table:table-cell table:style-name="ce13" table:number-columns-repeated="2"/>
          <table:table-cell table:number-columns-repeated="3"/>
          <table:table-cell table:style-name="ce4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Arretierung höhenverstellbarer Lenker</text:p>
          </table:table-cell>
          <table:table-cell table:style-name="ce4" office:value-type="string" calcext:value-type="string">
            <text:p>Flügelschraube</text:p>
          </table:table-cell>
          <table:table-cell table:style-name="ce4" office:value-type="string" calcext:value-type="string">
            <text:p>M5 x 16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3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5-x-16mm-Fluegelschrauben-amerik-Form-Edelstahl-A2-P005164" xlink:type="simple">https://www.schraubenking-shop.de/M5-x-16mm-Fluegelschrauben-amerik-Form-Edelstahl-A2-P005164</text:a>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Schraube f. Nutenstein Begrenzung Lenkstange</text:p>
          </table:table-cell>
          <table:table-cell table:style-name="ce4" office:value-type="string" calcext:value-type="string">
            <text:p>Linsenflachkopfschraube</text:p>
          </table:table-cell>
          <table:table-cell table:style-name="ce4" office:value-type="string" calcext:value-type="string">
            <text:p>M5 x 1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3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5-x-10mm-Linsenflachkopfschraube-ISK-ISO7380-Edelstahl-A2-P004443" xlink:type="simple">https://www.schraubenking-shop.de/M5-x-10mm-Linsenflachkopfschraube-ISK-ISO7380-Edelstahl-A2-P004443</text:a>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Begrenzung Nylonschiene oben + für Inserts</text:p>
          </table:table-cell>
          <table:table-cell table:style-name="ce4" office:value-type="string" calcext:value-type="string">
            <text:p>Senkschraube</text:p>
          </table:table-cell>
          <table:table-cell table:style-name="ce4" office:value-type="string" calcext:value-type="string">
            <text:p>M3 x 12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13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3-x-12mm-Senkschrauben-ISO10642-Edelstahl-A2-P002506" xlink:type="simple">https://www.schraubenking-shop.de/M3-x-12mm-Senkschrauben-ISO10642-Edelstahl-A2-P002506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M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3" table:number-columns-repeated="2"/>
          <table:table-cell table:number-columns-repeated="3"/>
          <table:table-cell table:style-name="ce18" office:value-type="string" calcext:value-type="string">
            <text:p><text:a xlink:href="https://www.schraubenking-shop.de/M3-Sechskantmuttern-DIN934-Edelstahl-A2-P000447" xlink:type="simple">https://www.schraubenking-shop.de/M3-Sechskantmuttern-DIN934-Edelstahl-A2-P000447</text:a>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Sortiert nach Teiletyp: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Schrauben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Benötigte Menge</text:p>
          </table:table-cell>
          <table:table-cell table:style-name="ce12" office:value-type="string" calcext:value-type="string">
            <text:p>Stück / Verkaufseinh.</text:p>
          </table:table-cell>
          <table:table-cell table:style-name="ce12" office:value-type="string" calcext:value-type="string">
            <text:p>Verkaufseinh. bestellen</text:p>
          </table:table-cell>
          <table:table-cell table:style-name="ce4" office:value-type="string" calcext:value-type="string">
            <text:p>Warenkorb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Rear Wheel (Axle)</text:p>
          </table:table-cell>
          <table:table-cell table:style-name="ce4" office:value-type="string" calcext:value-type="string">
            <text:p>Sechskantschraube, Teilgewinde</text:p>
          </table:table-cell>
          <table:table-cell table:style-name="ce7" office:value-type="string" calcext:value-type="string">
            <text:p>M8 x 9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4"/>
          <table:table-cell table:style-name="ce14" table:formula="of:=[.E68]*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<text:a xlink:href="https://www.schraubenking-shop.de/M8-x-95mm-Sechskantschrauben-DIN931-Teilgewinde-Edelstahl-A2-P005472" xlink:type="simple">https://www.schraubenking-shop.de/M8-x-95mm-Sechskantschrauben-DIN931-Teilgewinde-Edelstahl-A2-P005472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Angle &lt;-&gt; Frame</text:p>
          </table:table-cell>
          <table:table-cell table:style-name="ce4" office:value-type="string" calcext:value-type="string">
            <text:p>Senkkopfschraube</text:p>
          </table:table-cell>
          <table:table-cell table:style-name="ce7" office:value-type="string" calcext:value-type="string">
            <text:p>M5 x 30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14"/>
          <table:table-cell table:style-name="ce14" table:formula="of:=[.E69]*2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<text:a xlink:href="https://www.schraubenking-shop.de/M5-x-30mm-Senkschrauben-ISO10642-Edelstahl-A2-P001361" xlink:type="simple">https://www.schraubenking-shop.de/M5-x-30mm-Senkschrauben-ISO10642-Edelstahl-A2-P001361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Angle &lt;-&gt; Cross Connection</text:p>
          </table:table-cell>
          <table:table-cell table:style-name="ce4" office:value-type="string" calcext:value-type="string">
            <text:p>Sechskantschraube, Teilgewinde</text:p>
          </table:table-cell>
          <table:table-cell table:style-name="ce7" office:value-type="string" calcext:value-type="string">
            <text:p>M8 x 6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4"/>
          <table:table-cell table:style-name="ce14" table:formula="of:=[.E70]*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<text:a xlink:href="https://www.schraubenking-shop.de/M8-x-65mm-Sechskantschrauben-DIN931-Teilgewinde-Edelstahl-A2-P002677" xlink:type="simple">https://www.schraubenking-shop.de/M8-x-65mm-Sechskantschrauben-DIN931-Teilgewinde-Edelstahl-A2-P002677</text:a></text:p>
          </table:table-cell>
          <table:table-cell table:number-columns-repeated="1012"/>
        </table:table-row>
        <table:table-row table:style-name="ro2">
          <table:table-cell/>
          <table:table-cell table:style-name="ce4" table:number-columns-repeated="4"/>
          <table:table-cell/>
          <table:table-cell table:style-name="ce13" table:number-columns-repeated="2"/>
          <table:table-cell table:number-columns-repeated="3"/>
          <table:table-cell table:style-name="ce4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Bearing Box &lt;-&gt; Cross Connection</text:p>
          </table:table-cell>
          <table:table-cell table:style-name="ce4" office:value-type="string" calcext:value-type="string">
            <text:p>Sechskantschraube, Teilgewinde</text:p>
          </table:table-cell>
          <table:table-cell table:style-name="ce8" office:value-type="string" calcext:value-type="string">
            <text:p>M5 x 5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3"/>
          <table:table-cell table:style-name="ce13" table:formula="of:=[.E72]*2" office:value-type="float" office:value="4" calcext:value-type="float">
            <text:p>4</text:p>
          </table:table-cell>
          <table:table-cell table:number-columns-repeated="3"/>
          <table:table-cell table:style-name="ce18" office:value-type="string" calcext:value-type="string">
            <text:p><text:a xlink:href="https://www.schraubenking-shop.de/M5-x-50mm-Sechskantschrauben-DIN931-Teilgewinde-Edelstahl-A2-P000277" xlink:type="simple">https://www.schraubenking-shop.de/M5-x-50mm-Sechskantschrauben-DIN931-Teilgewinde-Edelstahl-A2-P000277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Bearing Box &lt;-&gt; Bearing Housing</text:p>
          </table:table-cell>
          <table:table-cell table:style-name="ce4" office:value-type="string" calcext:value-type="string">
            <text:p>Sechskantschraube, Teilgewinde</text:p>
          </table:table-cell>
          <table:table-cell table:style-name="ce9" office:value-type="string" calcext:value-type="string">
            <text:p>M5 x 50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13"/>
          <table:table-cell table:style-name="ce13" table:formula="of:=[.E73]*2" office:value-type="float" office:value="8" calcext:value-type="float">
            <text:p>8</text:p>
          </table:table-cell>
          <table:table-cell table:number-columns-repeated="3"/>
          <table:table-cell table:style-name="ce18" office:value-type="string" calcext:value-type="string">
            <text:p><text:a xlink:href="https://www.schraubenking-shop.de/M5-x-50mm-Sechskantschrauben-DIN931-Teilgewinde-Edelstahl-A2-P000277" xlink:type="simple">https://www.schraubenking-shop.de/M5-x-50mm-Sechskantschrauben-DIN931-Teilgewinde-Edelstahl-A2-P000277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Fork &lt;-&gt; Axle</text:p>
          </table:table-cell>
          <table:table-cell table:style-name="ce4" office:value-type="string" calcext:value-type="string">
            <text:p>Sechskantschraube, Teilgewinde</text:p>
          </table:table-cell>
          <table:table-cell table:style-name="ce9" office:value-type="string" calcext:value-type="string">
            <text:p>M5 x 5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3"/>
          <table:table-cell table:style-name="ce13" table:formula="of:=[.E74]*2" office:value-type="float" office:value="2" calcext:value-type="float">
            <text:p>2</text:p>
          </table:table-cell>
          <table:table-cell table:number-columns-repeated="3"/>
          <table:table-cell table:style-name="ce18" office:value-type="string" calcext:value-type="string">
            <text:p><text:a xlink:href="https://www.schraubenking-shop.de/M5-x-50mm-Sechskantschrauben-DIN931-Teilgewinde-Edelstahl-A2-P000277" xlink:type="simple">https://www.schraubenking-shop.de/M5-x-50mm-Sechskantschrauben-DIN931-Teilgewinde-Edelstahl-A2-P000277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Handle Bar Bottom &lt;-&gt; Axle (+ Nylonschiene)</text:p>
          </table:table-cell>
          <table:table-cell table:style-name="ce4" office:value-type="string" calcext:value-type="string">
            <text:p>Sechskantschraube, Teilgewinde</text:p>
          </table:table-cell>
          <table:table-cell table:style-name="ce9" office:value-type="string" calcext:value-type="string">
            <text:p>M5 x 50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13"/>
          <table:table-cell table:style-name="ce13" table:formula="of:=[.E75]*2" office:value-type="float" office:value="6" calcext:value-type="float">
            <text:p>6</text:p>
          </table:table-cell>
          <table:table-cell table:number-columns-repeated="3"/>
          <table:table-cell table:style-name="ce18" office:value-type="string" calcext:value-type="string">
            <text:p><text:a xlink:href="https://www.schraubenking-shop.de/M5-x-50mm-Sechskantschrauben-DIN931-Teilgewinde-Edelstahl-A2-P000277" xlink:type="simple">https://www.schraubenking-shop.de/M5-x-50mm-Sechskantschrauben-DIN931-Teilgewinde-Edelstahl-A2-P000277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Gesamt M5 x 50</text:p>
          </table:table-cell>
          <table:table-cell table:number-columns-repeated="4"/>
          <table:table-cell table:style-name="ce14"/>
          <table:table-cell table:style-name="ce14" table:formula="of:=SUM([.H72:.H75])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Front Wheel (Axle)</text:p>
          </table:table-cell>
          <table:table-cell table:style-name="ce4" office:value-type="string" calcext:value-type="string">
            <text:p>Sechskantschraube, Teilgewinde</text:p>
          </table:table-cell>
          <table:table-cell table:style-name="ce7" office:value-type="string" calcext:value-type="string">
            <text:p>M8 x 5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4"/>
          <table:table-cell table:style-name="ce14" table:formula="of:=[.E78]*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<text:a xlink:href="https://www.schraubenking-shop.de/M8-x-50mm-Sechskantschrauben-DIN931-Teilgewinde-Edelstahl-A2-P005469" xlink:type="simple">https://www.schraubenking-shop.de/M8-x-50mm-Sechskantschrauben-DIN931-Teilgewinde-Edelstahl-A2-P005469</text:a></text:p>
          </table:table-cell>
          <table:table-cell table:number-columns-repeated="1012"/>
        </table:table-row>
        <table:table-row table:style-name="ro2" table:number-rows-repeated="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Arretierung höhenverstellbarer Lenker</text:p>
          </table:table-cell>
          <table:table-cell table:style-name="ce4" office:value-type="string" calcext:value-type="string">
            <text:p>Flügelschraube</text:p>
          </table:table-cell>
          <table:table-cell table:style-name="ce4" office:value-type="string" calcext:value-type="string">
            <text:p>M5 x 16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4"/>
          <table:table-cell table:style-name="ce14" table:formula="of:=[.E81]*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<text:a xlink:href="https://www.schraubenking-shop.de/M5-x-16mm-Fluegelschrauben-amerik-Form-Edelstahl-A2-P005164" xlink:type="simple">https://www.schraubenking-shop.de/M5-x-16mm-Fluegelschrauben-amerik-Form-Edelstahl-A2-P005164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Schraube f. Nutenstein Begrenzung Lenkstange</text:p>
          </table:table-cell>
          <table:table-cell table:style-name="ce4" office:value-type="string" calcext:value-type="string">
            <text:p>Linsenflachkopfschraube</text:p>
          </table:table-cell>
          <table:table-cell table:style-name="ce4" office:value-type="string" calcext:value-type="string">
            <text:p>M5 x 1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4"/>
          <table:table-cell table:style-name="ce14" table:formula="of:=[.E82]*2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<text:a xlink:href="https://www.schraubenking-shop.de/M5-x-10mm-Linsenflachkopfschraube-ISK-ISO7380-Edelstahl-A2-P004443" xlink:type="simple">https://www.schraubenking-shop.de/M5-x-10mm-Linsenflachkopfschraube-ISK-ISO7380-Edelstahl-A2-P004443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Begrenzung Nylonschiene oben + für Inserts</text:p>
          </table:table-cell>
          <table:table-cell table:style-name="ce4" office:value-type="string" calcext:value-type="string">
            <text:p>Senkschraube</text:p>
          </table:table-cell>
          <table:table-cell table:style-name="ce4" office:value-type="string" calcext:value-type="string">
            <text:p>M3 x 12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14"/>
          <table:table-cell table:style-name="ce14" table:formula="of:=[.E83]*2" office:value-type="float" office:value="16" calcext:value-type="float">
            <text:p>16</text:p>
          </table:table-cell>
          <table:table-cell table:style-name="ce4" office:value-type="float" office:value="100" calcext:value-type="float">
            <text:p>10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<text:a xlink:href="https://www.schraubenking-shop.de/M3-x-12mm-Senkschrauben-ISO10642-Edelstahl-A2-P002506" xlink:type="simple">https://www.schraubenking-shop.de/M3-x-12mm-Senkschrauben-ISO10642-Edelstahl-A2-P002506</text:a>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Muttern</text:p>
          </table:table-cell>
          <table:table-cell table:number-columns-repeated="4"/>
          <table:table-cell table:style-name="ce1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3"/>
          <table:table-cell table:style-name="ce13" table:formula="of:=[.E86]*2"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8" office:value-type="string" calcext:value-type="string">
            <text:p><text:a xlink:href="https://www.schraubenking-shop.de/M8-Sechskantmuttern-DIN934-Edelstahl-A2-P000451" xlink:type="simple">https://www.schraubenking-shop.de/M8-Sechskantmuttern-DIN934-Edelstahl-A2-P000451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3"/>
          <table:table-cell table:style-name="ce13" table:formula="of:=[.E87]*2" office:value-type="float" office:value="2" calcext:value-type="float">
            <text:p>2</text:p>
          </table:table-cell>
          <table:table-cell table:number-columns-repeated="3"/>
          <table:table-cell table:style-name="ce18" office:value-type="string" calcext:value-type="string">
            <text:p><text:a xlink:href="https://www.schraubenking-shop.de/M8-Sechskantmuttern-DIN934-Edelstahl-A2-P000451" xlink:type="simple">https://www.schraubenking-shop.de/M8-Sechskantmuttern-DIN934-Edelstahl-A2-P000451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3"/>
          <table:table-cell table:style-name="ce13" table:formula="of:=[.E88]*2" office:value-type="float" office:value="2" calcext:value-type="float">
            <text:p>2</text:p>
          </table:table-cell>
          <table:table-cell table:number-columns-repeated="3"/>
          <table:table-cell table:style-name="ce18" office:value-type="string" calcext:value-type="string">
            <text:p><text:a xlink:href="https://www.schraubenking-shop.de/M8-Sechskantmuttern-DIN934-Edelstahl-A2-P000451" xlink:type="simple">https://www.schraubenking-shop.de/M8-Sechskantmuttern-DIN934-Edelstahl-A2-P000451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Gesamt Muttern M8</text:p>
          </table:table-cell>
          <table:table-cell table:number-columns-repeated="4"/>
          <table:table-cell table:style-name="ce14"/>
          <table:table-cell table:style-name="ce14" table:formula="of:=SUM([.H86:.H88])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13"/>
          <table:table-cell table:style-name="ce13" table:formula="of:=[.E91]*2" office:value-type="float" office:value="8" calcext:value-type="float">
            <text:p>8</text:p>
          </table:table-cell>
          <table:table-cell table:number-columns-repeated="3"/>
          <table:table-cell table:style-name="ce18" office:value-type="string" calcext:value-type="string">
            <text:p><text:a xlink:href="https://www.schraubenking-shop.de/M5-Sechskantmuttern-DIN934-Edelstahl-A2-P000449" xlink:type="simple">https://www.schraubenking-shop.de/M5-Sechskantmuttern-DIN934-Edelstahl-A2-P000449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3"/>
          <table:table-cell table:style-name="ce13" table:formula="of:=[.E92]*2" office:value-type="float" office:value="4" calcext:value-type="float">
            <text:p>4</text:p>
          </table:table-cell>
          <table:table-cell table:number-columns-repeated="3"/>
          <table:table-cell table:style-name="ce18" office:value-type="string" calcext:value-type="string">
            <text:p><text:a xlink:href="https://www.schraubenking-shop.de/M5-Sechskantmuttern-DIN934-Edelstahl-A2-P000449" xlink:type="simple">https://www.schraubenking-shop.de/M5-Sechskantmuttern-DIN934-Edelstahl-A2-P000449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13"/>
          <table:table-cell table:style-name="ce13" table:formula="of:=[.E93]*2" office:value-type="float" office:value="8" calcext:value-type="float">
            <text:p>8</text:p>
          </table:table-cell>
          <table:table-cell table:number-columns-repeated="3"/>
          <table:table-cell table:style-name="ce18" office:value-type="string" calcext:value-type="string">
            <text:p><text:a xlink:href="https://www.schraubenking-shop.de/M5-Sechskantmuttern-DIN934-Edelstahl-A2-P000449" xlink:type="simple">https://www.schraubenking-shop.de/M5-Sechskantmuttern-DIN934-Edelstahl-A2-P000449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3"/>
          <table:table-cell table:style-name="ce13" table:formula="of:=[.E94]*2" office:value-type="float" office:value="2" calcext:value-type="float">
            <text:p>2</text:p>
          </table:table-cell>
          <table:table-cell table:number-columns-repeated="3"/>
          <table:table-cell table:style-name="ce18" office:value-type="string" calcext:value-type="string">
            <text:p><text:a xlink:href="https://www.schraubenking-shop.de/M5-Sechskantmuttern-DIN934-Edelstahl-A2-P000449" xlink:type="simple">https://www.schraubenking-shop.de/M5-Sechskantmuttern-DIN934-Edelstahl-A2-P000449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13"/>
          <table:table-cell table:style-name="ce13" table:formula="of:=[.E95]*2" office:value-type="float" office:value="6" calcext:value-type="float">
            <text:p>6</text:p>
          </table:table-cell>
          <table:table-cell table:number-columns-repeated="3"/>
          <table:table-cell table:style-name="ce18" office:value-type="string" calcext:value-type="string">
            <text:p><text:a xlink:href="https://www.schraubenking-shop.de/M5-Sechskantmuttern-DIN934-Edelstahl-A2-P000449" xlink:type="simple">https://www.schraubenking-shop.de/M5-Sechskantmuttern-DIN934-Edelstahl-A2-P000449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Gesamt Muttern M5</text:p>
          </table:table-cell>
          <table:table-cell table:number-columns-repeated="4"/>
          <table:table-cell table:style-name="ce14"/>
          <table:table-cell table:style-name="ce14" table:formula="of:=SUM([.H91:.H95])" office:value-type="float" office:value="28" calcext:value-type="float">
            <text:p>28</text:p>
          </table:table-cell>
          <table:table-cell table:style-name="ce4" office:value-type="float" office:value="100" calcext:value-type="float">
            <text:p>10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Begrenzung Nylonschiene oben + für Inserts</text:p>
          </table:table-cell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M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4"/>
          <table:table-cell table:style-name="ce14" table:formula="of:=[.E98]*2" office:value-type="float" office:value="4" calcext:value-type="float">
            <text:p>4</text:p>
          </table:table-cell>
          <table:table-cell table:style-name="ce4" office:value-type="float" office:value="100" calcext:value-type="float">
            <text:p>10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<text:a xlink:href="https://www.schraubenking-shop.de/M3-Sechskantmuttern-DIN934-Edelstahl-A2-P000447" xlink:type="simple">https://www.schraubenking-shop.de/M3-Sechskantmuttern-DIN934-Edelstahl-A2-P000447</text:a>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Unterlegscheiben</text:p>
          </table:table-cell>
          <table:table-cell table:number-columns-repeated="4"/>
          <table:table-cell table:style-name="ce1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Unterlegscheibe (Außen-D = 20)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4"/>
          <table:table-cell table:style-name="ce14" table:formula="of:=[.E101]*2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<text:a xlink:href="https://www.schraubenking-shop.de/84-x-20mm-Kotfluegelscheiben-Edelstahl-A2-P009141" xlink:type="simple">https://www.schraubenking-shop.de/84-x-20mm-Kotfluegelscheiben-Edelstahl-A2-P009141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table:number-columns-repeated="3"/>
          <table:table-cell/>
          <table:table-cell table:style-name="ce13" table:number-columns-repeated="2"/>
          <table:table-cell table:number-columns-repeated="3"/>
          <table:table-cell table:style-name="ce4"/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Unterlegscheibe (Außen-D = 20)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14"/>
          <table:table-cell table:style-name="ce14" table:formula="of:=[.E103]*2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<text:a xlink:href="https://www.schraubenking-shop.de/53-x-20mm-Kotfluegelscheiben-Edelstahl-A2-P008767" xlink:type="simple">https://www.schraubenking-shop.de/53-x-20mm-Kotfluegelscheiben-Edelstahl-A2-P008767</text:a>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Unterlegscheibe (Außen-D = 16)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3"/>
          <table:table-cell table:style-name="ce13" table:formula="of:=[.E105]*2" office:value-type="float" office:value="4" calcext:value-type="float">
            <text:p>4</text:p>
          </table:table-cell>
          <table:table-cell table:number-columns-repeated="3"/>
          <table:table-cell table:style-name="ce18" office:value-type="string" calcext:value-type="string">
            <text:p><text:a xlink:href="https://www.schraubenking-shop.de/84mm-Unterlegscheiben-DIN125-Edelstahl-A2-P000475" xlink:type="simple">https://www.schraubenking-shop.de/84mm-Unterlegscheiben-DIN125-Edelstahl-A2-P000475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Unterlegscheibe (Außen-D = 16)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3"/>
          <table:table-cell table:style-name="ce13" table:formula="of:=[.E106]*2" office:value-type="float" office:value="4" calcext:value-type="float">
            <text:p>4</text:p>
          </table:table-cell>
          <table:table-cell table:number-columns-repeated="3"/>
          <table:table-cell table:style-name="ce18" office:value-type="string" calcext:value-type="string">
            <text:p><text:a xlink:href="https://www.schraubenking-shop.de/84mm-Unterlegscheiben-DIN125-Edelstahl-A2-P000475" xlink:type="simple">https://www.schraubenking-shop.de/84mm-Unterlegscheiben-DIN125-Edelstahl-A2-P000475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Gesamt Unterlegscheibe M8 (Außen-D = 16)</text:p>
          </table:table-cell>
          <table:table-cell table:number-columns-repeated="4"/>
          <table:table-cell table:style-name="ce14"/>
          <table:table-cell table:style-name="ce14" table:formula="of:=SUM([.H105:.H106])" office:value-type="float" office:value="8" calcext:value-type="float">
            <text:p>8</text:p>
          </table:table-cell>
          <table:table-cell table:style-name="ce4" office:value-type="float" office:value="100" calcext:value-type="float">
            <text:p>10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Unterlegscheibe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13"/>
          <table:table-cell table:style-name="ce13" table:formula="of:=[.E109]*2" office:value-type="float" office:value="8" calcext:value-type="float">
            <text:p>8</text:p>
          </table:table-cell>
          <table:table-cell table:number-columns-repeated="3"/>
          <table:table-cell table:style-name="ce18" office:value-type="string" calcext:value-type="string">
            <text:p><text:a xlink:href="https://www.schraubenking-shop.de/53mm-Unterlegscheiben-DIN125-Edelstahl-A2-P000036" xlink:type="simple">https://www.schraubenking-shop.de/53mm-Unterlegscheiben-DIN125-Edelstahl-A2-P000036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Unterlegscheibe</text:p>
          </table:table-cell>
          <table:table-cell table:style-name="ce4" office:value-type="string" calcext:value-type="string">
            <text:p>M5</text:p>
          </table:table-cell>
          <table:table-cell table:style-name="ce11" office:value-type="float" office:value="8" calcext:value-type="float">
            <text:p>8</text:p>
          </table:table-cell>
          <table:table-cell table:style-name="ce4"/>
          <table:table-cell table:style-name="ce13"/>
          <table:table-cell table:style-name="ce13" table:formula="of:=[.E110]*2" office:value-type="float" office:value="16" calcext:value-type="float">
            <text:p>16</text:p>
          </table:table-cell>
          <table:table-cell table:style-name="ce4" table:number-columns-repeated="3"/>
          <table:table-cell table:style-name="ce19" office:value-type="string" calcext:value-type="string">
            <text:p><text:a xlink:href="https://www.schraubenking-shop.de/53mm-Unterlegscheiben-DIN125-Edelstahl-A2-P000036" xlink:type="simple">https://www.schraubenking-shop.de/53mm-Unterlegscheiben-DIN125-Edelstahl-A2-P000036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Unterlegscheibe</text:p>
          </table:table-cell>
          <table:table-cell table:style-name="ce4" office:value-type="string" calcext:value-type="string">
            <text:p>M5</text:p>
          </table:table-cell>
          <table:table-cell table:style-name="ce11" office:value-type="float" office:value="2" calcext:value-type="float">
            <text:p>2</text:p>
          </table:table-cell>
          <table:table-cell table:style-name="ce4"/>
          <table:table-cell table:style-name="ce13"/>
          <table:table-cell table:style-name="ce13" table:formula="of:=[.E111]*2" office:value-type="float" office:value="4" calcext:value-type="float">
            <text:p>4</text:p>
          </table:table-cell>
          <table:table-cell table:style-name="ce4" table:number-columns-repeated="3"/>
          <table:table-cell table:style-name="ce19" office:value-type="string" calcext:value-type="string">
            <text:p><text:a xlink:href="https://www.schraubenking-shop.de/53mm-Unterlegscheiben-DIN125-Edelstahl-A2-P000036" xlink:type="simple">https://www.schraubenking-shop.de/53mm-Unterlegscheiben-DIN125-Edelstahl-A2-P000036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Unterlegscheibe</text:p>
          </table:table-cell>
          <table:table-cell table:style-name="ce4" office:value-type="string" calcext:value-type="string">
            <text:p>M5</text:p>
          </table:table-cell>
          <table:table-cell table:style-name="ce11" office:value-type="float" office:value="4" calcext:value-type="float">
            <text:p>4</text:p>
          </table:table-cell>
          <table:table-cell table:style-name="ce4"/>
          <table:table-cell table:style-name="ce13"/>
          <table:table-cell table:style-name="ce13" table:formula="of:=[.E112]*2" office:value-type="float" office:value="8" calcext:value-type="float">
            <text:p>8</text:p>
          </table:table-cell>
          <table:table-cell table:style-name="ce4" table:number-columns-repeated="3"/>
          <table:table-cell table:style-name="ce19" office:value-type="string" calcext:value-type="string">
            <text:p><text:a xlink:href="https://www.schraubenking-shop.de/53mm-Unterlegscheiben-DIN125-Edelstahl-A2-P000036" xlink:type="simple">https://www.schraubenking-shop.de/53mm-Unterlegscheiben-DIN125-Edelstahl-A2-P000036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Gesamt Unterlegscheibe M5</text:p>
          </table:table-cell>
          <table:table-cell table:number-columns-repeated="4"/>
          <table:table-cell table:style-name="ce14"/>
          <table:table-cell table:style-name="ce14" table:formula="of:=SUM([.H109:.H112])" office:value-type="float" office:value="36" calcext:value-type="float">
            <text:p>36</text:p>
          </table:table-cell>
          <table:table-cell table:style-name="ce4" office:value-type="float" office:value="100" calcext:value-type="float">
            <text:p>10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number-columns-repeated="1013"/>
        </table:table-row>
        <table:table-row table:style-name="ro2" table:number-rows-repeated="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4" office:value-type="string" calcext:value-type="string">
            <text:p>Bestellwert schraubenking</text:p>
          </table:table-cell>
          <table:table-cell table:style-name="ce13" table:number-columns-repeated="2"/>
          <table:table-cell/>
          <table:table-cell table:style-name="ce4" office:value-type="string" calcext:value-type="string">
            <text:p>Warenwert</text:p>
          </table:table-cell>
          <table:table-cell table:style-name="ce16" office:value-type="float" office:value="18.38" calcext:value-type="float">
            <text:p>18.38€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3" table:number-columns-repeated="2"/>
          <table:table-cell/>
          <table:table-cell table:style-name="ce4" office:value-type="string" calcext:value-type="string">
            <text:p>Versandkosten</text:p>
          </table:table-cell>
          <table:table-cell table:style-name="ce16" office:value-type="float" office:value="5.9" calcext:value-type="float">
            <text:p>5.90€</text:p>
          </table:table-cell>
          <table:table-cell table:number-columns-repeated="1013"/>
        </table:table-row>
        <table:table-row table:style-name="ro2" table:number-rows-repeated="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⚪🔩 Bolzen</text:p>
          </table:table-cell>
          <table:table-cell table:number-columns-repeated="4"/>
          <table:table-cell table:style-name="ce13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Anlge &lt;-&gt; Cross Connection</text:p>
          </table:table-cell>
          <table:table-cell table:style-name="ce4" office:value-type="string" calcext:value-type="string">
            <text:p>Bolzen mit Kopf</text:p>
          </table:table-cell>
          <table:table-cell table:style-name="ce4" office:value-type="string" calcext:value-type="string">
            <text:p>6 x 50 (6 x 48)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3"/>
          <table:table-cell table:style-name="ce18" office:value-type="string" calcext:value-type="string">
            <text:p><text:a xlink:href="https://www.bootspunkt.de/steckbolzen-va-6x48-mm/ya-00-53102-0" xlink:type="simple">https://www.bootspunkt.de/steckbolzen-va-6x48-mm/ya-00-53102-0</text:a>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4" office:value-type="string" calcext:value-type="string">
            <text:p>Bestellwert bootspunkt</text:p>
          </table:table-cell>
          <table:table-cell table:style-name="ce13" table:number-columns-repeated="2"/>
          <table:table-cell/>
          <table:table-cell table:style-name="ce4" office:value-type="string" calcext:value-type="string">
            <text:p>Warenwert</text:p>
          </table:table-cell>
          <table:table-cell table:style-name="ce16" office:value-type="float" office:value="2.55" calcext:value-type="float">
            <text:p>2.55€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3" table:number-columns-repeated="2"/>
          <table:table-cell/>
          <table:table-cell table:style-name="ce4" office:value-type="string" calcext:value-type="string">
            <text:p>Versandkosten</text:p>
          </table:table-cell>
          <table:table-cell table:style-name="ce16" office:value-type="float" office:value="7.95" calcext:value-type="float">
            <text:p>7.95€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🧵🔩 3D-Druck-Filament + Gewindeeinsätze zum Einschmelzen (Inserts)</text:p>
          </table:table-cell>
          <table:table-cell table:number-columns-repeated="4"/>
          <table:table-cell table:style-name="ce1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Nylon PA12 (750 g)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8" office:value-type="string" calcext:value-type="string">
            <text:p><text:a xlink:href="https://www.reichelt.com/de/de/shop/produkt/filament_nylon_pa12_natural_1_75_mm_0_75_kg-405785" xlink:type="simple">https://www.reichelt.com/de/de/shop/produkt/filament_nylon_pa12_natural_1_75_mm_0_75_kg-405785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PLA (1000 g)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8" office:value-type="string" calcext:value-type="string">
            <text:p><text:a xlink:href="https://www.reichelt.de/de/de/shop/produkt/filament_panchroma_pla_matte_pastel_mint_1_75_mm_1_kg-405590" xlink:type="simple">https://www.reichelt.de/de/de/shop/produkt/filament_panchroma_pla_matte_pastel_mint_1_75_mm_1_kg-405590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>
            <text:p>Gewindeeinsatz zum Einschmelzen</text:p>
          </table:table-cell>
          <table:table-cell table:style-name="ce4" office:value-type="string" calcext:value-type="string">
            <text:p>M3 x 4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8" office:value-type="string" calcext:value-type="string">
            <text:p><text:a xlink:href="https://www.reichelt.de/de/de/shop/produkt/3d_druck_gewindeeinsaetze_m3x4_short_100_stueck-332214" xlink:type="simple">https://www.reichelt.de/de/de/shop/produkt/3d_druck_gewindeeinsaetze_m3x4_short_100_stueck-332214</text:a>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4" office:value-type="string" calcext:value-type="string">
            <text:p>Bestellwert reichelt</text:p>
          </table:table-cell>
          <table:table-cell table:style-name="ce13" table:number-columns-repeated="2"/>
          <table:table-cell/>
          <table:table-cell table:style-name="ce4" office:value-type="string" calcext:value-type="string">
            <text:p>Warenwert</text:p>
          </table:table-cell>
          <table:table-cell table:style-name="ce16" office:value-type="float" office:value="77.88" calcext:value-type="float">
            <text:p>77.88€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3" table:number-columns-repeated="2"/>
          <table:table-cell/>
          <table:table-cell table:style-name="ce4" office:value-type="string" calcext:value-type="string">
            <text:p>Versandkosten</text:p>
          </table:table-cell>
          <table:table-cell table:style-name="ce16" office:value-type="float" office:value="5.95" calcext:value-type="float">
            <text:p>5.95€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🍩 Kugellager</text:p>
          </table:table-cell>
          <table:table-cell table:number-columns-repeated="4"/>
          <table:table-cell table:style-name="ce13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Lagerung Lenkachse</text:p>
          </table:table-cell>
          <table:table-cell table:style-name="ce4" office:value-type="string" calcext:value-type="string">
            <text:p>Schrägkugellager 7201 B offen TN</text:p>
          </table:table-cell>
          <table:table-cell table:style-name="ce4" office:value-type="string" calcext:value-type="string">
            <text:p>12x32x10 mm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3"/>
          <table:table-cell table:style-name="ce18" office:value-type="string" calcext:value-type="string">
            <text:p><text:a xlink:href="https://www.kugellager-express.de/schraegkugellager-7201-b-tn-offen-12x32x10-mm" xlink:type="simple">https://www.kugellager-express.de/schraegkugellager-7201-b-tn-offen-12x32x10-mm</text:a>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4" office:value-type="string" calcext:value-type="string">
            <text:p>Bestellwert kugellager-express</text:p>
          </table:table-cell>
          <table:table-cell table:style-name="ce13" table:number-columns-repeated="2"/>
          <table:table-cell/>
          <table:table-cell table:style-name="ce4" office:value-type="string" calcext:value-type="string">
            <text:p>Warenwert</text:p>
          </table:table-cell>
          <table:table-cell table:style-name="ce16" office:value-type="float" office:value="18.61" calcext:value-type="float">
            <text:p>18.61€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3" table:number-columns-repeated="2"/>
          <table:table-cell/>
          <table:table-cell table:style-name="ce4" office:value-type="string" calcext:value-type="string">
            <text:p>Versandkosten</text:p>
          </table:table-cell>
          <table:table-cell table:style-name="ce16" office:value-type="float" office:value="2.49" calcext:value-type="float">
            <text:p>2.49€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🛒🛞 Kaufteile / Sonstige Teile</text:p>
          </table:table-cell>
          <table:table-cell table:style-name="ce4" table:number-columns-repeated="10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Front Wheel</text:p>
          </table:table-cell>
          <table:table-cell table:style-name="ce4" office:value-type="string" calcext:value-type="string">
            <text:p>Rolle</text:p>
          </table:table-cell>
          <table:table-cell table:style-name="ce4" office:value-type="string" calcext:value-type="string">
            <text:p>D=120</text:p>
          </table:table-cell>
          <table:table-cell table:style-name="ce11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9" office:value-type="string" calcext:value-type="string">
            <text:p><text:a xlink:href="https://angebot.decathlon.de/product/328632?modelId=8603756" xlink:type="simple">https://angebot.decathlon.de/product/328632?modelId=8603756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Rear Wheel</text:p>
          </table:table-cell>
          <table:table-cell table:style-name="ce4" office:value-type="string" calcext:value-type="string">
            <text:p>Rolle</text:p>
          </table:table-cell>
          <table:table-cell table:style-name="ce4" office:value-type="string" calcext:value-type="string">
            <text:p>D=100</text:p>
          </table:table-cell>
          <table:table-cell table:style-name="ce11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9" office:value-type="string" calcext:value-type="string">
            <text:p><text:a xlink:href="https://angebot.decathlon.de/product/311734?modelId=8647663" xlink:type="simple">https://angebot.decathlon.de/product/311734?modelId=8647663</text:a>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Front + Rear Wheel (Eigenbau)</text:p>
          </table:table-cell>
          <table:table-cell table:style-name="ce4" office:value-type="string" calcext:value-type="string">
            <text:p>ABEC-5 Kugellager 2er Pack</text:p>
          </table:table-cell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9" office:value-type="string" calcext:value-type="string">
            <text:p><text:a xlink:href="https://angebot.decathlon.de/product/312948?modelId=8575697" xlink:type="simple">https://angebot.decathlon.de/product/312948?modelId=8575697</text:a></text:p>
          </table:table-cell>
          <table:table-cell table:number-columns-repeated="1012"/>
        </table:table-row>
        <table:table-row table:style-name="ro2">
          <table:table-cell/>
          <table:table-cell table:style-name="ce4" table:number-columns-repeated="11"/>
          <table:table-cell table:number-columns-repeated="1012"/>
        </table:table-row>
        <table:table-row table:style-name="ro2">
          <table:table-cell table:number-columns-repeated="5"/>
          <table:table-cell table:style-name="ce4" office:value-type="string" calcext:value-type="string">
            <text:p>Bestellwert Decathlon</text:p>
          </table:table-cell>
          <table:table-cell table:style-name="ce13" table:number-columns-repeated="2"/>
          <table:table-cell/>
          <table:table-cell table:style-name="ce4" office:value-type="string" calcext:value-type="string">
            <text:p>Warenwert</text:p>
          </table:table-cell>
          <table:table-cell table:style-name="ce16" office:value-type="float" office:value="75.94" calcext:value-type="float">
            <text:p>75.94€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3" table:number-columns-repeated="2"/>
          <table:table-cell/>
          <table:table-cell table:style-name="ce4" office:value-type="string" calcext:value-type="string">
            <text:p>Versandkosten</text:p>
          </table:table-cell>
          <table:table-cell table:style-name="ce4" office:value-type="string" calcext:value-type="string">
            <text:p>unbekan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9"/>
          <table:table-cell table:style-name="ce2" office:value-type="string" calcext:value-type="string">
            <text:p>SUMME</text:p>
          </table:table-cell>
          <table:table-cell table:style-name="ce17" table:formula="of:=SUM([.K5:.K147])" office:value-type="currency" office:currency="EUR" office:value="493.32" calcext:value-type="currency">
            <text:p>493.32 €</text:p>
          </table:table-cell>
          <table:table-cell table:number-columns-repeated="1013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1" number:grouping="true"/>
      <number:text>€</number:text>
    </number:number-style>
    <number:currency-style style:name="N126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0" meta:object-count="0"/>
    <meta:generator>LibreOfficeDev/6.0.5.2$Linux_X86_64 LibreOffice_project/</meta:generator>
  </office:meta>
</office:document-meta>
</file>